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WebPro" svg:font-family="DINWebPro, Trebuchet, Helvetica, Arial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39c8" officeooo:paragraph-rsid="001039c8"/>
    </style:style>
    <style:style style:name="P2" style:family="paragraph" style:parent-style-name="Standard">
      <style:text-properties officeooo:paragraph-rsid="00132cae"/>
    </style:style>
    <style:style style:name="P3" style:family="paragraph" style:parent-style-name="Standard">
      <style:text-properties officeooo:paragraph-rsid="001344b0"/>
    </style:style>
    <style:style style:name="P4" style:family="paragraph" style:parent-style-name="Text_20_body">
      <style:paragraph-properties fo:margin-left="0in" fo:margin-right="0in" fo:margin-top="0in" fo:margin-bottom="0.1252in" loext:contextual-spacing="false" fo:orphans="2" fo:widows="2" fo:text-indent="0in" style:auto-text-indent="false"/>
      <style:text-properties loext:padding-left="0in" loext:padding-right="0in" loext:padding-top="0.1563in" loext:padding-bottom="0in" loext:border-left="none" loext:border-right="none" loext:border-top="0.06pt solid #dddddd" loext:border-bottom="none"/>
    </style:style>
    <style:style style:name="P5" style:family="paragraph" style:parent-style-name="Heading_20_5">
      <style:paragraph-properties fo:margin-top="0.1252in" fo:margin-bottom="0.1252in" loext:contextual-spacing="false" fo:line-height="110%" fo:orphans="2" fo:widows="2"/>
      <style:text-properties fo:font-variant="normal" fo:text-transform="none" fo:color="#004e49" style:font-name="inherit" fo:font-size="12pt" fo:letter-spacing="normal" fo:font-style="normal" fo:font-weight="bold" fo:background-color="#ffffff" loext:padding-left="0in" loext:padding-right="0in" loext:padding-top="0.1563in" loext:padding-bottom="0in" loext:border-left="none" loext:border-right="none" loext:border-top="0.06pt solid #dddddd" loext:border-bottom="none"/>
    </style:style>
    <style:style style:name="P6" style:family="paragraph" style:parent-style-name="Text_20_body" style:list-style-name="L1">
      <style:paragraph-properties fo:margin-left="0in" fo:margin-right="0in" fo:margin-top="0in" fo:margin-bottom="0.1252in" loext:contextual-spacing="false" fo:orphans="2" fo:widows="2" fo:text-indent="0in" style:auto-text-indent="false"/>
    </style:style>
    <style:style style:name="P7" style:family="paragraph" style:parent-style-name="Text_20_body" style:list-style-name="L2">
      <style:paragraph-properties fo:margin-top="0in" fo:margin-bottom="0.1252in" loext:contextual-spacing="false" fo:orphans="2" fo:widows="2"/>
    </style:style>
    <style:style style:name="P8" style:family="paragraph" style:parent-style-name="Text_20_body" style:list-style-name="L1">
      <style:paragraph-properties fo:margin-top="0in" fo:margin-bottom="0.1252in" loext:contextual-spacing="false" fo:orphans="2" fo:widows="2"/>
      <style:text-properties fo:font-variant="normal" fo:text-transform="none" fo:color="#333333" style:font-name="DINWebPro" fo:font-size="12pt" fo:letter-spacing="normal" fo:font-style="normal" fo:font-weight="normal"/>
    </style:style>
    <style:style style:name="P9" style:family="paragraph" style:parent-style-name="Text_20_body" style:list-style-name="L2">
      <style:paragraph-properties fo:margin-top="0in" fo:margin-bottom="0.1252in" loext:contextual-spacing="false" fo:orphans="2" fo:widows="2"/>
      <style:text-properties fo:font-variant="normal" fo:text-transform="none" fo:color="#333333" style:font-name="DINWebPro" fo:font-size="12pt" fo:letter-spacing="normal" fo:font-style="normal" fo:font-weight="normal" fo:background-color="#ffffff" loext:padding-left="0in" loext:padding-right="0in" loext:padding-top="0.1563in" loext:padding-bottom="0in" loext:border-left="none" loext:border-right="none" loext:border-top="0.06pt solid #dddddd" loext:border-bottom="none"/>
    </style:style>
    <style:style style:name="T1" style:family="text">
      <style:text-properties fo:font-variant="normal" fo:text-transform="none" fo:color="#333333" style:font-name="DINWebPro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DINWebPro" fo:font-size="12pt" fo:letter-spacing="normal" fo:font-style="normal" fo:font-weight="normal" fo:background-color="#ffffff" loext:char-shading-value="0" loext:padding-left="0in" loext:padding-right="0in" loext:padding-top="0.1563in" loext:padding-bottom="0in" loext:border-left="none" loext:border-right="none" loext:border-top="0.06pt solid #dddddd" loext:border-bottom="none"/>
    </style:style>
    <style:style style:name="T3" style:family="text">
      <style:text-properties fo:font-variant="normal" fo:text-transform="none" fo:color="#333333" style:font-name="DINWebPro" fo:font-size="12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333333" style:font-name="DINWebPro" fo:font-size="12pt" fo:letter-spacing="normal" fo:font-style="normal" fo:font-weight="normal" officeooo:rsid="00132cae" style:font-size-asian="10pt" style:font-size-complex="10pt"/>
    </style:style>
    <style:style style:name="T5" style:family="text">
      <style:text-properties fo:font-variant="normal" fo:text-transform="none" fo:color="#333333" style:font-name="DINWebPro" fo:font-size="12pt" fo:letter-spacing="normal" fo:font-style="normal" fo:font-weight="normal" officeooo:rsid="001344b0" style:font-size-asian="10pt" style:font-size-complex="10pt"/>
    </style:style>
    <style:style style:name="T6" style:family="text">
      <style:text-properties fo:font-variant="normal" fo:text-transform="none" fo:color="#76b900" style:text-line-through-style="none" style:text-line-through-type="none" style:font-name="DINWebPro" fo:font-size="12pt" fo:letter-spacing="norm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76b900" style:text-line-through-style="none" style:text-line-through-type="none" style:font-name="DINWebPro" fo:font-size="12pt" fo:letter-spacing="normal" fo:font-style="normal" style:text-underline-style="none" fo:font-weight="normal" style:text-blinking="false" fo:background-color="transparent" loext:char-shading-value="0" loext:padding-left="0in" loext:padding-right="0in" loext:padding-top="0.1563in" loext:padding-bottom="0in" loext:border-left="none" loext:border-right="none" loext:border-top="0.06pt solid #dddddd" loext:border-bottom="none"/>
    </style:style>
    <style:style style:name="T8" style:family="text">
      <style:text-properties style:font-name="Liberation Sans" fo:font-size="19.6000003814697pt" fo:font-weight="bold" fo:background-color="transparent" loext:char-shading-value="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etson nano – get started</text:p>
      <text:p text:style-name="P1"/>
      <text:p text:style-name="P1">1) from here: <text:a xlink:type="simple" xlink:href="https://developer.nvidia.com/embedded/learn/get-started-jetson-nano-devkit#intro" text:style-name="Internet_20_link" text:visited-style-name="Visited_20_Internet_20_Link">https://developer.nvidia.com/embedded/learn/get-started-jetson-nano-devkit#intro</text:a></text:p>
      <text:h text:style-name="Heading_20_1" text:outline-level="1">Write Image to the microSD Card</text:h>
      <text:p text:style-name="Preformatted_20_Text"><text:span text:style-name="Source_20_Text"><text:span text:style-name="T1">To prepare your microSD card, you’ll need a computer with Internet connection and the ability to read and write SD cards, either via a built-in SD card slot or adapter.</text:span></text:span></text:p>
      <text:list xml:id="list643047248" text:style-name="L1">
        <text:list-item>
          <text:p text:style-name="P6"><text:span text:style-name="T1">Download the </text:span><text:a xlink:type="simple" xlink:href="https://developer.nvidia.com/jetson-nano-sd-card-image" text:style-name="Internet_20_link" text:visited-style-name="Visited_20_Internet_20_Link"><text:span text:style-name="T6">Jetson Nano Developer Kit SD Card Image</text:span></text:a><text:span text:style-name="T1">, and note where it was saved on the computer.</text:span></text:p>
        </text:list-item>
        <text:list-item>
          <text:p text:style-name="P8">Write the image to your microSD card by following the instructions below according to your computer’s operating system: Windows, macOS, or Linux.</text:p>
        </text:list-item>
      </text:list>
      <text:section text:style-name="Sect1" text:name="accordion">
        <text:section text:style-name="Sect1" text:name="collapse-write_linux">
          <text:p text:style-name="P4">You can either write the SD card image using a graphical program like Etcher, or via command line.</text:p>
          <text:h text:style-name="P5" text:outline-level="5">Etcher Instructions</text:h>
          <text:list xml:id="list1849427934" text:style-name="L2">
            <text:list-item>
              <text:p text:style-name="P7"><text:span text:style-name="T2">Download, install, and launch </text:span><text:a xlink:type="simple" xlink:href="https://www.balena.io/etcher" office:target-frame-name="_blank" xlink:show="new" text:style-name="Internet_20_link" text:visited-style-name="Visited_20_Internet_20_Link"><text:span text:style-name="T7">Etcher</text:span></text:a></text:p>
            </text:list-item>
            <text:list-item>
              <text:p text:style-name="P9">Click “Select image” and choose the zipped image file downloaded earlier.</text:p>
            </text:list-item>
            <text:list-item>
              <text:p text:style-name="P9">Insert your microSD card. If you have no other external drives attached, Etcher will automatically select the microSD card as target device. Otherwise, click “Change” and choose the correct device</text:p>
            </text:list-item>
            <text:list-item>
              <text:p text:style-name="P9">Click “Flash!” Your OS may prompt for your username and password before it allows Etcher to proceed. It will take Etcher 10-15 minutes to write and validate the image if your microSD card is connected via USB3.</text:p>
            </text:list-item>
            <text:list-item>
              <text:p text:style-name="P9">After Etcher finishes, eject the SD Card using Files application:</text:p>
            </text:list-item>
            <text:list-item>
              <text:p text:style-name="P9">Physically remove microSD card from the computer.</text:p>
            </text:list-item>
          </text:list>
          <text:h text:style-name="Heading_20_2" text:outline-level="2"><text:soft-page-break/><text:span text:style-name="Source_20_Text">Power</text:span></text:h>
          <text:p text:style-name="P3"><text:span text:style-name="Source_20_Text"><text:span text:style-name="T5">Connect dc 5V 4A (kobi built) </text:span></text:span></text:p>
          <text:p text:style-name="P3"><text:span text:style-name="Source_20_Text"><text:span text:style-name="T5">when using micro usb we get error “system throttled due to over-current”</text:span></text:span></text:p>
          <text:p text:style-name="Standard"><text:span text:style-name="Source_20_Text"><text:span text:style-name="T3">Connect display,keyboard,mouse,camera</text:span></text:span></text:p>
          <text:p text:style-name="P2"><text:span text:style-name="Source_20_Text"><text:span text:style-name="T4">complete system configuration wizard</text:span></text:span></text:p>
          <text:p text:style-name="Standard"/>
          <text:h text:style-name="Heading_20_1" text:outline-level="1"><text:span text:style-name="T8">Install python and openC</text:span>V</text:h>
          <text:p text:style-name="Text_20_body"/>
          <text:h text:style-name="Heading_20_1" text:outline-level="1">Install camera</text:h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WebPro" svg:font-family="DINWebPro, Trebuchet, Helvetica, Arial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gradient" draw:fill-gradient-name="Tango_20_Blue" draw:gradient-step-count="0"/>
      <style:paragraph-properties fo:margin-top="0.1665in" fo:margin-bottom="0.0835in" loext:contextual-spacing="false" style:page-number="auto" fo:background-color="#4975ab" style:shadow="none" text:number-lines="true" text:line-number="1">
        <style:tab-stops/>
      </style:paragraph-properties>
      <style:text-properties fo:font-size="140%" fo:font-weight="bold" fo:background-color="transparent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1T11:03:39.590327070</meta:creation-date>
    <dc:date>2021-10-21T15:05:25.606784303</dc:date>
    <meta:editing-duration>PT1H44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21" meta:word-count="243" meta:character-count="1542" meta:non-whitespace-character-count="1326"/>
  </office:meta>
</office:document-meta>
</file>